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245cm" table:align="left"/>
    </style:style>
    <style:style style:name="Tabla1.A" style:family="table-column">
      <style:table-column-properties style:column-width="8.123cm"/>
    </style:style>
    <style:style style:name="Tabla1.3" style:family="table-row">
      <style:table-row-properties style:min-row-height="1.381cm"/>
    </style:style>
    <style:style style:name="P1" style:family="paragraph" style:parent-style-name="Table_20_Contents">
      <style:paragraph-properties fo:margin-top="0cm" fo:margin-bottom="0.499cm" fo:text-align="center" style:justify-single-word="false" fo:padding="0cm" fo:border="none"/>
      <style:text-properties style:font-name="Tahoma1" fo:font-size="8pt" style:font-size-asian="8pt" style:font-size-complex="8pt"/>
    </style:style>
    <style:style style:name="P2" style:family="paragraph" style:parent-style-name="Table_20_Contents">
      <style:paragraph-properties fo:margin-top="0cm" fo:margin-bottom="0.499cm" fo:text-align="center" style:justify-single-word="false" fo:padding="0cm" fo:border="none"/>
      <style:text-properties style:font-name="Tahoma1" fo:font-size="8pt" fo:language="es" fo:country="ES" style:font-size-asian="8pt" style:font-size-complex="8pt"/>
    </style:style>
    <style:style style:name="P3" style:family="paragraph" style:parent-style-name="Table_20_Contents">
      <style:paragraph-properties fo:margin-top="0cm" fo:margin-bottom="0.499cm" fo:text-align="start" style:justify-single-word="false" fo:padding="0cm" fo:border="none"/>
      <style:text-properties style:font-name="Tahoma1" fo:font-size="8pt" fo:language="es" fo:country="ES" style:font-size-asian="8pt" style:font-size-complex="8pt"/>
    </style:style>
    <style:style style:name="P4" style:family="paragraph" style:parent-style-name="Table_20_Contents">
      <style:paragraph-properties fo:margin-top="0cm" fo:margin-bottom="0.499cm" fo:text-align="center" style:justify-single-word="false" fo:padding="0cm" fo:border="none"/>
      <style:text-properties style:use-window-font-color="true" style:text-line-through-style="none" style:font-name="Tahoma1" fo:font-size="8pt"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P5" style:family="paragraph" style:parent-style-name="Text_20_body">
      <style:paragraph-properties fo:margin-top="0cm" fo:margin-bottom="0.499cm" fo:line-height="130%" fo:text-align="center" style:justify-single-word="false" fo:padding="0cm" fo:border="none"/>
      <style:text-properties style:use-window-font-color="true" style:text-line-through-style="none" style:font-name="Tahoma1" fo:font-size="8pt" fo:language="es" fo:country="ES" fo:font-style="normal" style:text-underline-style="none" fo:font-weight="bold" fo:background-color="transparent" style:font-size-asian="8pt" style:font-style-asian="normal" style:font-weight-asian="bold" style:font-size-complex="8pt" style:font-style-complex="normal" style:font-weight-complex="bold"/>
    </style:style>
    <style:style style:name="P6" style:family="paragraph" style:parent-style-name="Text_20_body">
      <style:paragraph-properties fo:margin-top="0cm" fo:margin-bottom="0.499cm" fo:line-height="130%" fo:text-align="center" style:justify-single-word="false" fo:padding="0cm" fo:border="none"/>
      <style:text-properties style:font-name="Tahoma1" fo:font-size="8pt" fo:language="es" fo:country="ES" style:font-size-asian="8pt" style:font-size-complex="8pt"/>
    </style:style>
    <style:style style:name="P7" style:family="paragraph" style:parent-style-name="Table_20_Contents">
      <style:paragraph-properties fo:margin-top="0cm" fo:margin-bottom="0.499cm" fo:line-height="130%" fo:text-align="start" style:justify-single-word="false" fo:background-color="transparent" fo:padding="0cm" fo:border="none">
        <style:background-image/>
      </style:paragraph-properties>
      <style:text-properties style:use-window-font-color="true" style:text-line-through-style="none" style:font-name="Tahoma1" fo:font-size="8pt"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P8" style:family="paragraph" style:parent-style-name="Text_20_body">
      <style:paragraph-properties fo:line-height="130%" fo:text-align="justify" style:justify-single-word="false"/>
      <style:text-properties style:use-window-font-color="true" style:font-name="Tahoma1" fo:font-size="8pt" fo:language="es" fo:country="ES" fo:font-weight="normal" style:font-size-asian="8pt" style:font-weight-asian="normal" style:font-size-complex="8pt" style:font-weight-complex="normal"/>
    </style:style>
    <style:style style:name="P9" style:family="paragraph" style:parent-style-name="Text_20_body">
      <style:paragraph-properties fo:line-height="130%" fo:text-align="justify" style:justify-single-word="false">
        <style:tab-stops>
          <style:tab-stop style:position="16.933cm"/>
        </style:tab-stops>
      </style:paragraph-properties>
      <style:text-properties style:use-window-font-color="true" style:font-name="Tahoma1" fo:font-size="8pt" fo:language="es" fo:country="ES" fo:font-weight="normal" style:font-size-asian="8pt" style:font-weight-asian="normal" style:font-size-complex="8pt" style:font-weight-complex="normal"/>
    </style:style>
    <style:style style:name="P10" style:family="paragraph" style:parent-style-name="Text_20_body">
      <style:paragraph-properties fo:line-height="130%" fo:text-align="justify" style:justify-single-word="false">
        <style:tab-stops>
          <style:tab-stop style:position="17cm"/>
        </style:tab-stops>
      </style:paragraph-properties>
      <style:text-properties style:use-window-font-color="true" style:font-name="Tahoma1" fo:font-size="8pt" fo:language="es" fo:country="ES" fo:font-weight="normal" style:font-size-asian="8pt" style:font-weight-asian="normal" style:font-size-complex="8pt" style:font-weight-complex="normal"/>
    </style:style>
    <style:style style:name="P11" style:family="paragraph" style:parent-style-name="Text_20_body">
      <style:paragraph-properties fo:line-height="130%" fo:text-align="justify" style:justify-single-word="false">
        <style:tab-stops>
          <style:tab-stop style:position="16.956cm"/>
        </style:tab-stops>
      </style:paragraph-properties>
      <style:text-properties style:use-window-font-color="true" style:font-name="Tahoma1" fo:font-size="8pt" fo:language="es" fo:country="ES" fo:font-weight="normal" style:font-size-asian="8pt" style:font-weight-asian="normal" style:font-size-complex="8pt" style:font-weight-complex="normal"/>
    </style:style>
    <style:style style:name="P12" style:family="paragraph" style:parent-style-name="Text_20_body">
      <style:paragraph-properties fo:line-height="150%" fo:text-align="justify" style:justify-single-word="false"/>
      <style:text-properties style:font-name="Tahoma1" fo:font-size="8pt" fo:language="es" fo:country="ES" style:font-size-asian="8pt" style:font-size-complex="8pt"/>
    </style:style>
    <style:style style:name="P13" style:family="paragraph" style:parent-style-name="Text_20_body">
      <style:paragraph-properties fo:line-height="150%" fo:text-align="justify" style:justify-single-word="false">
        <style:tab-stops>
          <style:tab-stop style:position="16.933cm"/>
        </style:tab-stops>
      </style:paragraph-properties>
      <style:text-properties style:font-name="Tahoma1" fo:font-size="8pt" fo:language="es" fo:country="ES" style:font-size-asian="8pt" style:font-size-complex="8pt"/>
    </style:style>
    <style:style style:name="P14" style:family="paragraph" style:parent-style-name="Text_20_body">
      <style:paragraph-properties fo:line-height="150%" fo:text-align="justify" style:justify-single-word="false">
        <style:tab-stops>
          <style:tab-stop style:position="16.88cm"/>
        </style:tab-stops>
      </style:paragraph-properties>
      <style:text-properties style:font-name="Tahoma1" fo:font-size="8pt" fo:language="es" fo:country="ES" style:font-size-asian="8pt" style:font-size-complex="8pt"/>
    </style:style>
    <style:style style:name="P15" style:family="paragraph" style:parent-style-name="Text_20_body">
      <style:paragraph-properties fo:line-height="150%" fo:text-align="justify" style:justify-single-word="false">
        <style:tab-stops>
          <style:tab-stop style:position="16.933cm"/>
        </style:tab-stops>
      </style:paragraph-properties>
      <style:text-properties style:font-name="Tahoma1" fo:font-size="8pt" style:font-size-asian="8pt" style:font-size-complex="8pt"/>
    </style:style>
    <style:style style:name="P16" style:family="paragraph" style:parent-style-name="Text_20_body">
      <style:paragraph-properties fo:line-height="150%" fo:text-align="justify" style:justify-single-word="false">
        <style:tab-stops>
          <style:tab-stop style:position="16.886cm"/>
        </style:tab-stops>
      </style:paragraph-properties>
      <style:text-properties style:font-name="Tahoma1" fo:font-size="8pt" style:font-size-asian="8pt" style:font-size-complex="8pt"/>
    </style:style>
    <style:style style:name="P17" style:family="paragraph" style:parent-style-name="Text_20_body">
      <style:paragraph-properties fo:line-height="150%" fo:text-align="justify" style:justify-single-word="false">
        <style:tab-stops>
          <style:tab-stop style:position="16.909cm"/>
        </style:tab-stops>
      </style:paragraph-properties>
      <style:text-properties style:font-name="Tahoma1" fo:font-size="8pt" style:font-size-asian="8pt" style:font-size-complex="8pt"/>
    </style:style>
    <style:style style:name="P18" style:family="paragraph" style:parent-style-name="Text_20_body">
      <style:paragraph-properties fo:line-height="150%" fo:text-align="justify" style:justify-single-word="false">
        <style:tab-stops>
          <style:tab-stop style:position="16.958cm"/>
        </style:tab-stops>
      </style:paragraph-properties>
      <style:text-properties style:font-name="Tahoma1" fo:font-size="8pt" style:font-size-asian="8pt" style:font-size-complex="8pt"/>
    </style:style>
    <style:style style:name="P19" style:family="paragraph" style:parent-style-name="Text_20_body">
      <style:paragraph-properties fo:line-height="150%">
        <style:tab-stops>
          <style:tab-stop style:position="16.933cm"/>
        </style:tab-stops>
      </style:paragraph-properties>
      <style:text-properties style:font-name="Tahoma1" fo:font-size="8pt" style:font-size-asian="8pt" style:font-size-complex="8pt"/>
    </style:style>
    <style:style style:name="P20" style:family="paragraph" style:parent-style-name="Text_20_body">
      <style:paragraph-properties fo:line-height="150%" fo:text-align="justify" style:justify-single-word="false">
        <style:tab-stops>
          <style:tab-stop style:position="16.909cm"/>
        </style:tab-stops>
      </style:paragraph-properties>
      <style:text-properties style:font-name="Tahoma1" fo:font-weight="normal" style:font-weight-asian="normal" style:font-weight-complex="normal"/>
    </style:style>
    <style:style style:name="P21" style:family="paragraph" style:parent-style-name="Text_20_body">
      <style:paragraph-properties fo:line-height="150%" fo:text-align="justify" style:justify-single-word="false">
        <style:tab-stops>
          <style:tab-stop style:position="16.958cm"/>
        </style:tab-stops>
      </style:paragraph-properties>
    </style:style>
    <style:style style:name="P22" style:family="paragraph" style:parent-style-name="Text_20_body">
      <style:paragraph-properties fo:line-height="150%" fo:text-align="justify" style:justify-single-word="false">
        <style:tab-stops>
          <style:tab-stop style:position="16.933cm"/>
        </style:tab-stops>
      </style:paragraph-properties>
    </style:style>
    <style:style style:name="P23" style:family="paragraph" style:parent-style-name="Text_20_body">
      <style:paragraph-properties fo:text-align="justify" style:justify-single-word="false">
        <style:tab-stops>
          <style:tab-stop style:position="16.909cm"/>
        </style:tab-stops>
      </style:paragraph-properties>
    </style:style>
    <style:style style:name="P24" style:family="paragraph" style:parent-style-name="Text_20_body">
      <style:paragraph-properties fo:text-align="justify" style:justify-single-word="false">
        <style:tab-stops>
          <style:tab-stop style:position="16.909cm"/>
        </style:tab-stops>
      </style:paragraph-properties>
      <style:text-properties fo:font-weight="normal" style:font-weight-asian="normal" style:font-weight-complex="normal"/>
    </style:style>
    <style:style style:name="P25" style:family="paragraph" style:parent-style-name="Text_20_body">
      <style:paragraph-properties fo:line-height="150%" fo:text-align="justify" style:justify-single-word="false">
        <style:tab-stops>
          <style:tab-stop style:position="16.933cm"/>
        </style:tab-stops>
      </style:paragraph-properties>
      <style:text-properties style:font-name="Tahoma" fo:font-size="8pt" fo:language="es" fo:country="ES"/>
    </style:style>
    <style:style style:name="P26" style:family="paragraph" style:parent-style-name="Text_20_body">
      <style:paragraph-properties fo:text-align="justify" style:justify-single-word="false">
        <style:tab-stops>
          <style:tab-stop style:position="16.909cm"/>
        </style:tab-stops>
      </style:paragraph-properties>
      <style:text-properties style:font-name="Tahoma" fo:font-size="8pt" fo:language="es" fo:country="ES" fo:font-weight="normal" style:font-weight-asian="normal" style:font-weight-complex="normal"/>
    </style:style>
    <style:style style:name="P27" style:family="paragraph" style:parent-style-name="Text_20_body">
      <style:paragraph-properties fo:line-height="150%" fo:text-align="center" style:justify-single-word="false" fo:padding="0.074cm" fo:border-left="none" fo:border-right="none" fo:border-top="none" fo:border-bottom="0.035cm solid #000000" fo:keep-with-next="always" style:join-border="false"/>
      <style:text-properties style:font-name="Tahoma1" fo:font-size="9pt" fo:language="es" fo:country="ES" style:text-underline-style="solid" style:text-underline-width="auto" style:text-underline-color="font-color" fo:font-weight="bold" style:font-size-asian="9pt" style:font-size-complex="9pt"/>
    </style:style>
    <style:style style:name="P28" style:family="paragraph" style:parent-style-name="Text_20_body">
      <style:paragraph-properties fo:line-height="150%" fo:text-align="start" style:justify-single-word="false" fo:padding="0.074cm" fo:border-left="none" fo:border-right="none" fo:border-top="none" fo:border-bottom="0.035cm solid #000000" style:join-border="false"/>
      <style:text-properties style:font-name="Tahoma1" fo:font-size="8pt" fo:language="es" fo:country="ES" style:text-underline-style="none" fo:font-weight="normal" style:font-size-asian="8pt" style:font-weight-asian="normal" style:font-size-complex="8pt" style:font-weight-complex="normal"/>
    </style:style>
    <style:style style:name="P29" style:family="paragraph" style:parent-style-name="Text_20_body">
      <style:paragraph-properties fo:line-height="150%" fo:text-align="start" style:justify-single-word="false" fo:padding="0.074cm" fo:border-left="none" fo:border-right="none" fo:border-top="none" fo:border-bottom="0.035cm solid #000000" style:join-border="false"/>
      <style:text-properties style:font-name="Tahoma1" fo:font-size="8pt" fo:language="es" fo:country="ES" style:text-underline-style="none" fo:font-weight="bold" style:font-size-asian="8pt" style:font-weight-asian="bold" style:font-size-complex="8pt" style:font-weight-complex="bold"/>
    </style:style>
    <style:style style:name="P30" style:family="paragraph" style:parent-style-name="Heading_20_1">
      <style:paragraph-properties fo:line-height="130%" fo:text-align="center" style:justify-single-word="false" fo:background-color="transparent">
        <style:background-image/>
      </style:paragraph-properties>
      <style:text-properties fo:color="#000000" style:font-name="Tahoma1" fo:font-size="8pt" style:font-size-asian="8pt" style:font-size-complex="8pt"/>
    </style:style>
    <style:style style:name="P31" style:family="paragraph" style:parent-style-name="Heading_20_1">
      <style:paragraph-properties fo:line-height="130%" fo:text-align="end" style:justify-single-word="false" fo:background-color="transparent">
        <style:background-image/>
      </style:paragraph-properties>
      <style:text-properties fo:color="#000000" style:text-line-through-style="none" style:font-name="Tahoma1" fo:font-size="8pt"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1" style:family="text">
      <style:text-properties style:use-window-font-color="true" style:text-line-through-style="solid" style:text-line-through-type="double" fo:font-style="normal" style:text-underline-style="none" fo:font-weight="normal" fo:background-color="transparent" style:font-style-asian="normal" style:font-weight-asian="normal" style:font-style-complex="normal" style:font-weight-complex="normal"/>
    </style:style>
    <style:style style:name="T2" style:family="text">
      <style:text-properties style:use-window-font-color="true" style:text-line-through-style="solid" style:text-line-through-type="double" fo:language="es" fo:country="ES" fo:font-style="normal" style:text-underline-style="none" fo:font-weight="normal" fo:background-color="transparent" style:font-style-asian="normal" style:font-weight-asian="normal" style:font-style-complex="normal" style:font-weight-complex="normal"/>
    </style:style>
    <style:style style:name="T3" style:family="text">
      <style:text-properties style:use-window-font-color="true" style:text-line-through-style="solid" style:text-line-through-type="double" style:font-name="Tahoma1" fo:font-size="8pt" fo:language="es" fo:country="E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4" style:family="text">
      <style:text-properties style:use-window-font-color="true" style:text-line-through-style="solid" style:text-line-through-type="double" style:font-name="Tahoma1" fo:font-size="8pt" fo:language="es" fo:country="ES" fo:font-style="normal" style:text-underline-style="none" fo:background-color="transparent" style:font-size-asian="8pt" style:font-style-asian="normal" style:font-size-complex="8pt" style:font-style-complex="normal"/>
    </style:style>
    <style:style style:name="T5" style:family="text">
      <style:text-properties style:use-window-font-color="true" style:text-line-through-style="solid" style:text-line-through-type="double" style:font-name="Tahoma1" fo:language="es" fo:country="ES" fo:font-style="normal" style:text-underline-style="none" fo:font-weight="normal" fo:background-color="transparent" style:font-style-asian="normal" style:font-weight-asian="normal" style:font-style-complex="normal" style:font-weight-complex="normal"/>
    </style:style>
    <style:style style:name="T6" style:family="text">
      <style:text-properties style:use-window-font-color="true" style:text-line-through-style="solid" style:text-line-through-type="double" style:font-name="Tahoma1" fo:font-style="normal" style:text-underline-style="none" fo:font-weight="normal" fo:background-color="transparent" style:font-style-asian="normal" style:font-weight-asian="normal" style:font-style-complex="normal" style:font-weight-complex="normal"/>
    </style:style>
    <style:style style:name="T7" style:family="text">
      <style:text-properties style:use-window-font-color="true" style:text-line-through-style="none" fo:font-style="normal" style:text-underline-style="none" fo:font-weight="bold" fo:background-color="transparent" style:font-style-asian="normal" style:font-weight-asian="bold" style:font-style-complex="normal" style:font-weight-complex="bold"/>
    </style:style>
    <style:style style:name="T8" style:family="text">
      <style:text-properties style:use-window-font-color="true" style:text-line-through-style="none" fo:font-style="normal" style:text-underline-style="none" fo:font-weight="normal" fo:background-color="transparent" style:font-style-asian="normal" style:font-weight-asian="normal" style:font-style-complex="normal" style:font-weight-complex="normal"/>
    </style:style>
    <style:style style:name="T9" style:family="text">
      <style:text-properties style:text-line-through-style="solid" style:text-line-through-type="double" fo:font-style="normal" style:text-underline-style="none" fo:background-color="transparent" style:font-style-asian="normal" style:font-style-complex="normal"/>
    </style:style>
    <style:style style:name="T10" style:family="text">
      <style:text-properties fo:color="#000000" fo:language="es" fo:country="ES" style:text-underline-style="none" fo:font-weight="normal" style:font-weight-asian="normal" style:font-weight-complex="normal"/>
    </style:style>
    <style:style style:name="T11" style:family="text">
      <style:text-properties fo:color="#000000" fo:language="es" fo:country="ES" style:text-underline-style="none" fo:font-weight="bold" style:font-weight-asian="bold" style:font-weight-complex="bold"/>
    </style:style>
    <style:style style:name="T12" style:family="text">
      <style:text-properties fo:color="#000000" fo:language="es" fo:country="ES" fo:font-style="normal" style:text-underline-style="none" fo:font-weight="bold" style:font-style-asian="normal" style:font-weight-asian="bold" style:font-style-complex="normal" style:font-weight-complex="bold"/>
    </style:style>
    <style:style style:name="T13" style:family="text">
      <style:text-properties fo:color="#000000" fo:language="es" fo:country="ES" fo:font-style="normal" style:text-underline-style="none" fo:font-weight="normal" style:font-style-asian="normal" style:font-weight-asian="normal" style:font-style-complex="normal" style:font-weight-complex="normal"/>
    </style:style>
    <style:style style:name="T14" style:family="text">
      <style:text-properties fo:color="#000000" style:font-name="Tahoma" fo:font-size="8pt" fo:language="es" fo:country="ES" style:text-underline-style="none" fo:font-weight="bold" style:font-size-asian="8pt" style:font-weight-asian="normal" style:font-size-complex="8pt" style:font-weight-complex="normal"/>
    </style:style>
    <style:style style:name="T15" style:family="text">
      <style:text-properties fo:color="#000000" style:font-name="Tahoma" fo:font-size="8pt" fo:language="es" fo:country="ES" style:text-underline-style="none" fo:font-weight="normal" style:font-size-asian="8pt" style:font-weight-asian="normal" style:font-size-complex="8pt" style:font-weight-complex="normal"/>
    </style:style>
    <style:style style:name="T16" style:family="text">
      <style:text-properties fo:color="#000000" style:font-name="Tahoma" fo:language="es" fo:country="ES" style:text-underline-style="none" fo:font-weight="normal" style:font-weight-asian="normal" style:font-weight-complex="normal"/>
    </style:style>
    <style:style style:name="T17" style:family="text">
      <style:text-properties fo:color="#000000" style:font-name="Tahoma" fo:language="es" fo:country="ES" style:text-underline-style="none" fo:font-weight="bold" style:font-weight-asian="normal" style:font-weight-complex="normal"/>
    </style:style>
    <style:style style:name="T18" style:family="text">
      <style:text-properties fo:color="#000000" style:font-name="Tahoma" fo:language="es" fo:country="ES" style:text-underline-style="none" fo:font-weight="bold" style:font-weight-asian="bold" style:font-weight-complex="bold"/>
    </style:style>
    <style:style style:name="T19" style:family="text">
      <style:text-properties fo:color="#000000" style:font-name="Tahoma" fo:language="es" fo:country="ES" fo:font-style="normal" style:text-underline-style="none" fo:font-weight="normal" style:font-style-asian="normal" style:font-weight-asian="normal" style:font-style-complex="normal" style:font-weight-complex="normal"/>
    </style:style>
    <style:style style:name="T20" style:family="text">
      <style:text-properties fo:color="#000000" style:font-name="Tahoma1" fo:font-size="8pt" fo:language="es" fo:country="ES" style:text-underline-style="none" fo:font-weight="normal" style:font-size-asian="8pt" style:font-weight-asian="normal" style:font-size-complex="8pt" style:font-weight-complex="normal"/>
    </style:style>
    <style:style style:name="T21" style:family="text">
      <style:text-properties fo:color="#000000" style:text-line-through-style="solid" style:text-line-through-type="double" fo:language="es" fo:country="ES" fo:font-style="normal" style:text-underline-style="none" fo:font-weight="normal" fo:background-color="transparent" style:font-style-asian="normal" style:font-weight-asian="normal" style:font-style-complex="normal" style:font-weight-complex="normal"/>
    </style:style>
    <style:style style:name="T22" style:family="text">
      <style:text-properties fo:language="es" fo:country="MX"/>
    </style:style>
    <style:style style:name="T23" style:family="text">
      <style:text-properties style:font-name="Tahoma1" fo:font-size="8pt" fo:language="es" fo:country="ES" fo:font-weight="bold" style:font-size-asian="8pt" style:font-size-complex="8pt"/>
    </style:style>
    <style:style style:name="T24" style:family="text">
      <style:text-properties style:font-name="Tahoma1" fo:font-size="8pt" fo:language="es" fo:country="ES" fo:font-weight="bold" style:font-size-asian="8pt" style:font-weight-asian="bold" style:font-size-complex="8pt" style:font-weight-complex="bold"/>
    </style:style>
    <style:style style:name="T25" style:family="text">
      <style:text-properties style:font-name="Tahoma1" fo:font-size="8pt" fo:language="es" fo:country="ES" style:font-size-asian="8pt" style:font-size-complex="8pt"/>
    </style:style>
    <style:style style:name="T26" style:family="text">
      <style:text-properties style:font-name="Tahoma1" fo:font-size="8pt" fo:language="es" fo:country="MX" fo:font-weight="bold" style:font-size-asian="8pt" style:font-size-complex="8pt"/>
    </style:style>
    <style:style style:name="T27" style:family="text">
      <style:text-properties style:font-name="Tahoma1" fo:font-size="8pt" fo:language="es" fo:country="MX" fo:font-weight="bold" style:font-size-asian="8pt" style:font-weight-asian="bold" style:font-size-complex="8pt" style:font-weight-complex="bold"/>
    </style:style>
    <style:style style:name="T28" style:family="text">
      <style:text-properties style:font-name="Tahoma1" fo:font-size="8pt" fo:language="es" fo:country="MX" style:font-size-asian="8pt" style:font-size-complex="8pt"/>
    </style:style>
    <style:style style:name="T29" style:family="text">
      <style:text-properties style:font-name="Tahoma1" fo:font-size="8pt" fo:language="es" fo:country="MX" fo:font-weight="normal" style:font-size-asian="8pt" style:font-weight-asian="normal" style:font-size-complex="8pt" style:font-weight-complex="normal"/>
    </style:style>
    <style:style style:name="T30" style:family="text">
      <style:text-properties fo:font-weight="normal" style:font-weight-asian="normal" style:font-weight-complex="normal"/>
    </style:style>
    <style:style style:name="T31" style:family="text">
      <style:text-properties fo:font-weight="bold"/>
    </style:style>
    <style:style style:name="T32" style:family="text">
      <style:text-properties fo:font-weight="bold" style:font-weight-asian="bold" style:font-weight-complex="bold"/>
    </style:style>
    <style:style style:name="T33" style:family="text">
      <style:text-properties style:font-name="Tahoma" fo:font-size="8pt" fo:language="es" fo:country="ES"/>
    </style:style>
    <style:style style:name="T34" style:family="text">
      <style:text-properties style:font-name="Tahoma" fo:font-size="8pt" fo:language="es" fo:country="ES" fo:font-weight="bold"/>
    </style:style>
    <style:style style:name="T35" style:family="text">
      <style:text-properties fo:language="es" fo:country="ES"/>
    </style:style>
    <style:style style:name="T36" style:family="text">
      <style:text-properties fo:language="es" fo:country="ES" fo:font-weight="bold"/>
    </style:style>
    <style:style style:name="T37" style:family="text">
      <style:text-properties fo:language="es" fo:country="ES" fo:font-weight="bold" style:font-weight-asian="bold" style:font-weight-complex="bold"/>
    </style:style>
    <style:style style:name="T38" style:family="text">
      <style:text-properties fo:language="es" fo:country="ES" fo:font-weight="normal" style:font-weight-asian="normal" style:font-weight-complex="normal"/>
    </style:style>
    <style:style style:name="T39" style:family="text">
      <style:text-properties fo:language="es" fo:country="PE"/>
    </style:style>
    <style:style style:name="T40" style:family="text">
      <style:text-properties fo:font-size="8pt" fo:language="es" fo:country="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Kardex: [onshow.num_kardex] <text:s text:c="10"/>Instrumento: [onshow.num_escritura] <text:s/></text:h>
      <text:h text:style-name="P30" text:outline-level="1"/>
      <text:p text:style-name="P27">INSTRUMENTO PROTOCOLAR “ FORMULARIO DE INSCRIPCIÓN” DE CONSTITUCION DE GARANTÍA MOBILIARIA D.S. Nº 012-2006-JUS</text:p>
      <text:p text:style-name="P29">ACREEDOR <text:s text:c="2"/>:</text:p>
      <text:p text:style-name="P29">[j;block=begin;comm=text:p]</text:p>
      <text:p text:style-name="P29">[j.nom_acreedor]</text:p>
      <text:p text:style-name="P29">[j;block=end;comm=text:p]</text:p>
      <text:p text:style-name="P28"><text:line-break/><text:span text:style-name="T32">CONSTITUYENTE <text:s text:c="2"/>: <text:s/></text:span></text:p>
      <text:p text:style-name="P29">[k;block=begin;comm=text:p]</text:p>
      <text:p text:style-name="P29">[k.nom_constituyente]</text:p>
      <text:p text:style-name="P29">[k;block=end;comm=text:p]</text:p>
      <text:p text:style-name="P28"><text:line-break/><text:span text:style-name="T32">DEUDOR <text:s text:c="16"/>:</text:span></text:p>
      <text:p text:style-name="P29">[i;block=begin;comm=text:p]</text:p>
      <text:p text:style-name="P29"><text:bookmark-start text:name="__DdeLink__2192_964010450"/>[i.nom_transferente]<text:bookmark-end text:name="__DdeLink__2192_964010450"/></text:p>
      <text:p text:style-name="P29">[i;block=end;comm=text:p]<text:tab/><text:tab/></text:p>
      <text:p text:style-name="P21"><text:span text:style-name="T23"><text:line-break/></text:span><text:span text:style-name="T26">INTRODUCCIÓN:</text:span><text:span text:style-name="T25"> </text:span><text:span text:style-name="T28">EN LA CIUDAD DE LIMA, CAPITAL DE LA REPUBLICA DEL PERU, A LOS </text:span><text:span text:style-name="T25"><text:s/></text:span><text:span text:style-name="T24">[onshow.fec_letras]</text:span><text:span text:style-name="T25">, <text:s/></text:span><text:span text:style-name="T23">[onshow.nom_notario] – NOTARIO DE LIMA</text:span><text:span text:style-name="T25">, </text:span><text:span text:style-name="T28">CON OFICIO NOTARIAL EN <text:s/></text:span><text:span text:style-name="T27">[onshow.direc_notario]</text:span><text:span text:style-name="T28"> </text:span><text:span text:style-name="T27">, </text:span><text:span text:style-name="T29">DISTRITO DE </text:span><text:span text:style-name="T27">[onshow.distrito_notario],</text:span><text:span text:style-name="T28"> <text:s text:c="2"/>EXTIENDO EL PRESENTE INSTRUMENTO PUBLICO NOTARIAL EN MI REGISTRO NOTARIAL DE GARANTÍAS Y OTRAS AFECTACIONES SOBRE BIENES MUEBLES EN EL QUE COMPARECEN: </text:span><text:span text:style-name="T3"><text:tab/></text:span></text:p>
      <text:p text:style-name="P8">[a;block=begin;comm=text:p]</text:p>
      <text:p text:style-name="P10">[a.nom_contratante] <text:span text:style-name="T9"><text:tab/></text:span></text:p>
      <text:p text:style-name="P8">[a;block=end;comm=text:p]</text:p>
      <text:p text:style-name="P8">[d;block=begin;comm=text:p]</text:p>
      <text:p text:style-name="P11">[d.nom_contratante] <text:span text:style-name="T9"><text:tab/></text:span></text:p>
      <text:p text:style-name="P8">[d;block=end;comm=text:p]</text:p>
      <text:p text:style-name="P8">[e;block=begin;comm=text:p]</text:p>
      <text:p text:style-name="P9">[e.nom_contratante] <text:span text:style-name="T9"><text:tab/></text:span></text:p>
      <text:p text:style-name="P8">[e;block=end;comm=text:p]</text:p>
      <text:p text:style-name="P13"><text:span text:style-name="T22">DOY FE DE LA CAPACIDAD, LIBERTAD Y CONOCIMIENTO CON QUE SE OBLIGAN QUIENES COMPARECEN, ASI COMO DE HABERLES IDENTIFICADO, INTELIGENTES EN EL IDIOMA CASTELLANO </text:span><text:span text:style-name="T39">Y ME SOLICITAN EXTIENDA EN MI REGISTRO NOTARIAL DE GARANTÍAS Y OTRAS AFECTACIONES SOBRE BIENES MUEBLES UNA DE CONSTITUCIÓN DE GARANTÍA MOBILIARIA SOBRE LOS BIENES </text:span><text:span text:style-name="T39">DESCRITOS A CONTINUACIÓN</text:span>: <text:s/><text:span text:style-name="T1"><text:tab/></text:span></text:p>
      <text:p text:style-name="P12"><text:soft-page-break/>[b;block=begin;comm=text:p]</text:p>
      <text:p text:style-name="P14">[b.contenido_vehicular] <text:span text:style-name="T1"><text:tab/></text:span></text:p>
      <text:p text:style-name="P12">[b;block=end;comm=text:p]</text:p>
      <text:p text:style-name="P22"><text:span text:style-name="T20">ASIMISMO, LOS COMPARECIENTES MANIFIESTAN QUE LA PRESENTE CONSTITUCIÓN DE GARANTÍA MOBILIARIA SE SUJETA A LOS </text:span><text:span text:style-name="T20">SIGUIENTES TERMINOS Y CONDICIONES: </text:span><text:span text:style-name="T3"><text:tab/><text:line-break/></text:span><text:span text:style-name="T14">1. DECLARACION JURADA DE PROPIEDAD:</text:span><text:span text:style-name="T20"> </text:span><text:span text:style-name="T15">LOS CONSTITUYENTES DECLARAN BAJO JURAMENTO SER PROPIETARIOS DE LOS BIENES MATERIA DE CONSTITUCIÓN DE GARANTÍA MOBILIARIA Y LA EXACTITUD DE LOS DATOS CONSIGNADOS EN LOS PARRAFOS ANTERIORES.</text:span><text:span text:style-name="T3"><text:tab/></text:span><text:span text:style-name="T15"> </text:span><text:span text:style-name="T34">2. VALOR DEL BIEN AFECTADO:</text:span> <text:span text:style-name="T33">EL VALOR DEL(LOS) BIENE(S) AFECTADO(S) EN GARANTIA MOBILIARIA ES: </text:span><text:span text:style-name="T3"><text:tab/></text:span><text:span text:style-name="T33"> <text:s/>[h;block=begin;comm=text:p]</text:span></text:p>
      <text:p text:style-name="P22"><text:span text:style-name="T33">[h.monto_gravamen] </text:span><text:span text:style-name="T3"><text:tab/></text:span></text:p>
      <text:p text:style-name="P25">[h;block=end;comm=text:p]</text:p>
      <text:p text:style-name="P23"><text:span text:style-name="T34">3. MONTO DEL GRAVAMEN:</text:span> <text:span text:style-name="T33">SE ESTABLECE COMO MONTO DETERMINADO DEL GRAVAMEN DE LOS BIENES LA SUMA DE: </text:span><text:span text:style-name="T3"><text:tab/></text:span></text:p>
      <text:p text:style-name="P26">[y;block=begin;comm=text:p]</text:p>
      <text:p text:style-name="P24"><text:span text:style-name="T33">[y.valor_bienafectado] </text:span><text:span text:style-name="T4"><text:tab/></text:span></text:p>
      <text:p text:style-name="P26">[y;block=end;comm=text:p]</text:p>
      <text:p text:style-name="P20"><text:span text:style-name="T40">SE DEJA CONSTANCIA QUE LA COBERTURA DE LA GARANTÍA MOBILIARIA RESPONDERÁ POR LOS INTERESES COMPENSATORIOS Y MORATORIOS, COMISIONES, GASTOS, PENALIDADES, SEGUROS E IMPUESTOS QUE FUERAN APLICABLES, AÚN CUANDO POR ESTOS CONCEPTOS LA RESPONSABILIDAD DE LA DEUDORA EXCEDIERA EL MONTO DE LOS GRAVAMENES. TAL COMO LO PERMITE EL ARTICULO 3.2 DE LA LEY Nº 28677 </text:span><text:span text:style-name="T4"><text:tab/></text:span></text:p>
      <text:p text:style-name="P15"><text:span text:style-name="T17">4. DESCRIPCION DE LA OBLIGACION: </text:span><text:span text:style-name="T16">LA OBLIGACIÓN GARANTIZADA ES UNA OBLIGACIÓN EXISTENTE, A PLAZO INDETERMINADO POR EL MONTO DE </text:span><text:span text:style-name="T18">[onshow.simbolo_mon] [onshow.monto_vehi]</text:span><text:span text:style-name="T17"> [onshow.desmonto_vehi] </text:span><text:span text:style-name="T16">CON UNA TASA EFECTIVA ANUAL DE </text:span><text:span text:style-name="T17"><text:s text:c="39"/></text:span><text:span text:style-name="T16"><text:s/>CON FECHA DE VENCIMIENTO A LOS </text:span><text:span text:style-name="T17"><text:s text:c="24"/></text:span><text:span text:style-name="T16"><text:s/>MESES CONTADOS A PARTIR DE LA FIRMA DEL PRESENTE INSTRUMENTO. SE DEJA CONSTANCIA QUE LA GARANTÍA MOBILIARIA CONSTITUIDA POR EL PRESENTE INSTRUMENTO RESPALDA EL PAGO DE TODAS Y CADA UNA DE LAS OBLIGACIONES PRESENTES, FUTURAS, DIRECTAS INDIRECTAS Y EVENTUALES ASUMIDAS POR LOS DEUDORES FRENTE A EL ACREEDOR. </text:span><text:span text:style-name="T2"><text:tab/></text:span></text:p>
      <text:p text:style-name="P15"><text:span text:style-name="T12">5. DATOS DEL DEPOSITARIO:</text:span><text:span text:style-name="T13"> LAS PARTES ACUERDAN QUE</text:span><text:span text:style-name="T19"> </text:span><text:span text:style-name="T13">[onshow.eval_persona_deudor],</text:span><text:span text:style-name="T12"> </text:span><text:span text:style-name="T13">ASUME LA CONDICIÓN DE DEPOSITARIO DEL BIEN MATERIA DE LA GARANTIA MOBILARIA, CON TODAS LAS CONDICIONES PROPIAS DE TAL CONDICION. </text:span><text:span text:style-name="T2"><text:tab/></text:span><text:span text:style-name="T21"><text:line-break/></text:span><text:span text:style-name="T11">6. DATOS DEL DEUDOR:</text:span><text:span text:style-name="T10"> LAS PARTES DECLARAN QUE EL(LOS) DEUDORE(S) ES(SON) [onshow.eval_persona_deudor] </text:span><text:span text:style-name="T2"><text:tab/></text:span></text:p>
      <text:p text:style-name="P15"><text:span text:style-name="T36">7. EL ACTO CONSTITUTIVO: </text:span><text:span text:style-name="T35">EL ACTO CONSTITUTIVO SE FORMALIZO A TRAVES DE INSTRUMENTO PRIVADO CON FIRMAS LEGALIZADAS ANTE MI MISMA, TENIENDO COMO FECHA DE LEGALIZACION DE FIRMAS LA MISMA FECHA DE EXTENSION DEL PRESENTE INSTRUMENTO NOTARIAL. LAS PARTES DECLARAN BAJO JURAMENTO QUE LOS DATOS CONSIGNADOS EN EL PRESENTE INSTRUMENTO GUARDAN ESTRICTA COINCIDENCIA CON LO ESTABLECIDO EN EL ACTO CONSTITUTIVO. </text:span><text:span text:style-name="T5"><text:tab/></text:span></text:p>
      <text:p text:style-name="P17"><text:span text:style-name="T36">8. PLAZO DE VIGENCIA DE LA GARANTÍA</text:span> <text:span text:style-name="T35">EL PLAZO DE VIGENCIA DE LA GARANTIA ES A PLAZO DETERMINADO. </text:span><text:span text:style-name="T5"><text:tab/></text:span></text:p>
      <text:p text:style-name="P17"><text:span text:style-name="T36">9. FORMA DE EJECUCIÓN EXTRAJUDICIAL</text:span> <text:span text:style-name="T35">LAS PARTES CONVIENEN QUE SI RESULTA EXIGIBLE LA OBLIGACION GARANTIZADA, EL ACREEDOR PODRÁ PROCEDER A LA VENTA DE LOS BIENES GARANTIZADOS EN LA FORMA PREVISTA EN EL ARTICULO 47º DE LA LEY Nº 28677. ASIMISMO, DE CONSIDERARLO CONVENIENTE EL ACREEDOR, ALTERNATIVAMENTE, PODRA ADJUDICARSE LA PROPIEDAD DE LOS BIENES DADOS EN GARANTIA MOBILIARIA EN LA FORMA PREVISTA EN EL ARTICULO 53º DE LA LEY Nº 28677 </text:span><text:span text:style-name="T5"><text:tab/></text:span></text:p>
      <text:p text:style-name="P16"><text:span text:style-name="T36">10. REPRESENTANTE </text:span><text:span text:style-name="T35">PARA LOS EFECTOS DE DAR CUMPLIMENTO AL PACTO DE EJECUCION EXTRAJUDICIAL ESTABLECIDO EN EL PRÉSENTE INSTRUMENTO, SE OTORGA PODER ESPECÍFICO E IRREVOCABLE CONFORME AL ARTÍCULO 47.1, DE LA LEY Nº 28677. PARA REALIZAR Y FORMALIZAR LA TRANSFERENCIA DE LOS BIENES MUEBLES AFECTOS A LA GARANTÍA MOBILIARIA A DON(ÑA) </text:span><text:span text:style-name="T38"><text:s text:c="24"/></text:span><text:span text:style-name="T35">, IDENTIFICADA CON DOCUMENTO NACIONAL DE IDENTIDAD NUMERO <text:s text:c="8"/>, CON DOMICILIO EN <text:s text:c="9"/>, DISTRITO DE <text:s text:c="4"/>, PROVINCIA Y DEPARTAMENTO DE LIMA. </text:span><text:span text:style-name="T5"><text:tab/></text:span></text:p>
      <text:p text:style-name="P13">DE IGUAL MODO, DE ESTIMAR CONVENIENTE EL ACREEDOR, PODRA OPTAR POR ADJUDICARSE LA PROPIEDAD DE LOS BIENES <text:soft-page-break/>MUEBLES AFECTOS EN GARANTÍA MOBILIARIA, POR LO QUE LAS PARTES OTORGAN PODER ESPECÍFICO E IRREVOCABLE AL MISMO REPRESENTANTE, DON(ÑA) <text:span text:style-name="T30"><text:s text:c="29"/></text:span><text:span text:style-name="T31">,</text:span> CON LOS MISMOS DATOS DE IDENTIDAD YA INDICADOS PRECEDENTEMENTE, PARA QUE EN SU CALIDAD DE REPRESENTANTE COMÚN, EN CASO DE INCUMPLIMIENTO PROCEDA A SUSCRIBÍR LA DOCUMENTACIÓN NECESARIA PARA LA TRANSFERENCIA DE LOS BIENES MUEBLES AFECTOS A LA GARANTÍA MOBILIARIA, CONFORME A LO PREVISTO EN EL ARTÍCULO 53.6 DE LA LEY Nº 28677. <text:span text:style-name="T6"><text:tab/></text:span></text:p>
      <text:p text:style-name="P18"><text:span text:style-name="T35">LEIDO EL PRESENTE INSTRUMENTO POR </text:span><text:span text:style-name="T22">QUIENES COMPARECEN Y HECHA LA ADVERTENCIA SOBRE SUS EFECTOS LEGALES SE RATIFICAN </text:span><text:span text:style-name="T35">EN SU CONTENIDO DE TODO LO QUE DOY FE. </text:span><text:span text:style-name="T5"><text:tab/></text:span></text:p>
      <text:p text:style-name="P19"><text:span text:style-name="T35">DEJO CONSTANCIA QUE EL PRESENTE INSTRUMENTO SE INICIA EN LA FOJA DE PAPEL NOTARIAL SERIE B Nº </text:span><text:span text:style-name="T37">[onshow.folioini]</text:span><text:span text:style-name="T35"> Y CONCLUYE EN LA FOJA DE PAPEL NOTARIAL SERIE B Nº </text:span><text:span text:style-name="T37">[onshow.foliofin]</text:span><text:span text:style-name="T35"> VUELTA DE MI REGISTRO NOTARIAL DE GARANTIAS Y OTRAS AFECTACIONES SOBRE BIENES MUEBLES CORRESPONDIENTE AL BIENIO <text:s text:c="8"/>. <text:s/></text:span><text:span text:style-name="T5"><text:tab/></text:span></text:p>
      <table:table table:name="Tabla1" table:style-name="Tabla1">
        <table:table-column table:style-name="Tabla1.A" table:number-columns-repeated="2"/>
        <table:table-row>
          <table:table-cell office:value-type="string">
            <text:p text:style-name="P1"/>
            <text:p text:style-name="P1"/>
            <text:p text:style-name="P2">_________________________________</text:p>
            <text:p text:style-name="P5">[g.nom_firma;block=table:table-row]</text:p>
            <text:p text:style-name="P2">FIRMÓ EL : ___________________</text:p>
          </table:table-cell>
          <table:table-cell office:value-type="string">
            <text:p text:style-name="P1"/>
            <text:p text:style-name="P2"/>
            <text:p text:style-name="P4"/>
          </table:table-cell>
        </table:table-row>
        <table:table-row>
          <table:table-cell office:value-type="string">
            <text:p text:style-name="P1"/>
            <text:p text:style-name="P2"><text:line-break/>_________________________________</text:p>
            <text:p text:style-name="P6"><text:span text:style-name="T7">[c.nom_firma;block=table:table-row]<text:line-break/><text:line-break/><text:line-break/></text:span><text:span text:style-name="T8">FIRMÓ EL : ___________________</text:span></text:p>
          </table:table-cell>
          <table:table-cell office:value-type="string">
            <text:p text:style-name="P1"/>
          </table:table-cell>
        </table:table-row>
        <table:table-row table:style-name="Tabla1.3">
          <table:table-cell office:value-type="string">
            <text:p text:style-name="P1"/>
            <text:p text:style-name="P3"/>
          </table:table-cell>
          <table:table-cell office:value-type="string">
            <text:p text:style-name="P1"/>
          </table:table-cell>
        </table:table-row>
      </table:table>
      <text:p text:style-name="P7">CONCLUYÓ EL PROCESO DE FIRMAS E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ahoma" svg:font-family="Tahoma, sans-serif"/>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P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P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a aa</meta:initial-creator>
    <meta:creation-date>2013-03-13T13:19:43.45</meta:creation-date>
    <dc:date>2014-05-28T21:44:10.62</dc:date>
    <dc:creator>aa aa</dc:creator>
    <meta:editing-duration>P4DT9H2M7S</meta:editing-duration>
    <meta:editing-cycles>243</meta:editing-cycles>
    <meta:generator>OpenOffice.org/3.3$Win32 OpenOffice.org_project/330m20$Build-9567</meta:generator>
    <meta:document-statistic meta:table-count="1" meta:image-count="0" meta:object-count="0" meta:page-count="3" meta:paragraph-count="51" meta:word-count="810" meta:character-count="6217"/>
  </office:meta>
</office:document-meta>
</file>